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140000037C72EEABC4C2C9E90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cm" svg:height="1.3cm" svg:x="7.1cm" svg:y="9.6cm">
          <draw:text-box>
            <text:p>Lets get started then!</text:p>
          </draw:text-box>
        </draw:frame>
        <draw:frame draw:style-name="gr2" draw:text-style-name="P2" draw:layer="layout" svg:width="11.006cm" svg:height="7.551cm" svg:x="5.029cm" svg:y="1.146cm">
          <draw:image xlink:href="Pictures/10000000000005140000037C72EEABC4C2C9E90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7T06:57:01.726511657</dc:date>
    <meta:editing-duration>PT2M16S</meta:editing-duration>
    <meta:editing-cycles>2</meta:editing-cycles>
    <meta:generator>LibreOffice/6.0.7.3$Linux_X86_64 LibreOffice_project/00m0$Build-3</meta:generator>
    <meta:document-statistic meta:object-count="2"/>
  </office:meta>
</office:document-meta>
</file>